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cibo1" style:family="table">
      <style:table-properties style:width="26.786cm" fo:margin-left="0.011cm" fo:break-before="page" table:align="left"/>
    </style:style>
    <style:style style:name="Recibo1.A" style:family="table-column">
      <style:table-column-properties style:column-width="4.41cm"/>
    </style:style>
    <style:style style:name="Recibo1.B" style:family="table-column">
      <style:table-column-properties style:column-width="1.699cm"/>
    </style:style>
    <style:style style:name="Recibo1.C" style:family="table-column">
      <style:table-column-properties style:column-width="2.787cm"/>
    </style:style>
    <style:style style:name="Recibo1.D" style:family="table-column">
      <style:table-column-properties style:column-width="3.893cm"/>
    </style:style>
    <style:style style:name="Recibo1.E" style:family="table-column">
      <style:table-column-properties style:column-width="0.617cm"/>
    </style:style>
    <style:style style:name="Recibo1.F" style:family="table-column">
      <style:table-column-properties style:column-width="4.798cm"/>
    </style:style>
    <style:style style:name="Recibo1.G" style:family="table-column">
      <style:table-column-properties style:column-width="1.288cm"/>
    </style:style>
    <style:style style:name="Recibo1.H" style:family="table-column">
      <style:table-column-properties style:column-width="3.314cm"/>
    </style:style>
    <style:style style:name="Recibo1.I" style:family="table-column">
      <style:table-column-properties style:column-width="3.981cm"/>
    </style:style>
    <style:style style:name="Recibo1.1" style:family="table-row">
      <style:table-row-properties style:min-row-height="1.191cm"/>
    </style:style>
    <style:style style:name="Recibo1.A1" style:family="table-cell">
      <style:table-cell-properties fo:padding="0.097cm" fo:border-left="0.05pt solid #000000" fo:border-right="none" fo:border-top="0.05pt solid #000000" fo:border-bottom="0.05pt solid #000000"/>
    </style:style>
    <style:style style:name="Recibo1.D1" style:family="table-cell">
      <style:table-cell-properties fo:padding="0.097cm" fo:border="0.05pt solid #000000"/>
    </style:style>
    <style:style style:name="Recibo1.E1" style:family="table-cell">
      <style:table-cell-properties fo:padding="0.097cm" fo:border-left="0.05pt solid #000000" fo:border-right="0.05pt solid #000000" fo:border-top="none" fo:border-bottom="none"/>
    </style:style>
    <style:style style:name="Recibo1.F1" style:family="table-cell">
      <style:table-cell-properties fo:padding="0.097cm" fo:border-left="0.05pt solid #000000" fo:border-right="none" fo:border-top="0.05pt solid #000000" fo:border-bottom="none"/>
    </style:style>
    <style:style style:name="Recibo1.I1" style:family="table-cell">
      <style:table-cell-properties fo:padding="0.097cm" fo:border-left="0.05pt solid #000000" fo:border-right="0.05pt solid #000000" fo:border-top="0.05pt solid #000000" fo:border-bottom="none"/>
    </style:style>
    <style:style style:name="Recibo1.A2" style:family="table-cell">
      <style:table-cell-properties fo:padding="0.097cm" fo:border-left="0.05pt solid #000000" fo:border-right="0.05pt solid #000000" fo:border-top="none" fo:border-bottom="0.05pt solid #000000"/>
    </style:style>
    <style:style style:name="Recibo1.3" style:family="table-row">
      <style:table-row-properties style:row-height="1cm"/>
    </style:style>
    <style:style style:name="Recibo1.A4" style:family="table-cell">
      <style:table-cell-properties fo:padding="0.097cm" fo:border-left="0.05pt solid #000000" fo:border-right="none" fo:border-top="none" fo:border-bottom="0.05pt solid #000000"/>
    </style:style>
    <style:style style:name="Recibo1.6" style:family="table-row">
      <style:table-row-properties style:row-height="0.499cm"/>
    </style:style>
    <style:style style:name="Recibo1.7" style:family="table-row">
      <style:table-row-properties style:row-height="0.453cm"/>
    </style:style>
    <style:style style:name="Recibo1.8" style:family="table-row">
      <style:table-row-properties style:row-height="8.599cm" fo:keep-together="always"/>
    </style:style>
    <style:style style:name="Recibo1.9" style:family="table-row">
      <style:table-row-properties style:row-height="0.503cm"/>
    </style:style>
    <style:style style:name="Recibo1.10" style:family="table-row">
      <style:table-row-properties style:row-height="0.547cm"/>
    </style:style>
    <style:style style:name="Recibo1.11" style:family="table-row">
      <style:table-row-properties style:row-height="0.503cm"/>
    </style:style>
    <style:style style:name="Recibo1.12" style:family="table-row">
      <style:table-row-properties style:row-height="0.45cm"/>
    </style:style>
    <style:style style:name="Recibo1.13" style:family="table-row">
      <style:table-row-properties style:min-row-height="0.9cm"/>
    </style:style>
    <style:style style:name="P1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10pt" officeooo:paragraph-rsid="005414ec" style:font-size-asian="10pt" style:font-size-complex="10pt"/>
    </style:style>
    <style:style style:name="P2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8pt" officeooo:paragraph-rsid="0078caed" style:font-size-asian="8pt" style:font-size-complex="8pt"/>
    </style:style>
    <style:style style:name="P3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8pt" officeooo:paragraph-rsid="0093bc97" style:font-size-asian="8pt" style:font-size-complex="8pt"/>
    </style:style>
    <style:style style:name="P4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8pt" officeooo:paragraph-rsid="00c6dd50" style:font-size-asian="8pt" style:font-size-complex="8pt"/>
    </style:style>
    <style:style style:name="P5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10pt" style:text-underline-style="none" fo:font-weight="normal" officeooo:rsid="0004a0cf" officeooo:paragraph-rsid="00ade360" fo:background-color="transparent" style:font-size-asian="10pt" style:font-weight-asian="normal" style:font-size-complex="10pt" style:font-weight-complex="normal"/>
    </style:style>
    <style:style style:name="P6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8pt" style:text-underline-style="none" fo:font-weight="normal" officeooo:rsid="0004a0cf" officeooo:paragraph-rsid="0022da23" fo:background-color="transparent" style:font-size-asian="8pt" style:font-weight-asian="normal" style:font-size-complex="8pt" style:font-weight-complex="normal"/>
    </style:style>
    <style:style style:name="P7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8pt" style:text-underline-style="none" fo:font-weight="normal" officeooo:rsid="0004a0cf" officeooo:paragraph-rsid="0078caed" fo:background-color="transparent" style:font-size-asian="8pt" style:font-weight-asian="normal" style:font-size-complex="8pt" style:font-weight-complex="normal"/>
    </style:style>
    <style:style style:name="P8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8pt" style:text-underline-style="none" fo:font-weight="normal" officeooo:rsid="0004a0cf" officeooo:paragraph-rsid="0093bc97" fo:background-color="transparent" style:font-size-asian="8pt" style:font-weight-asian="normal" style:font-size-complex="8pt" style:font-weight-complex="normal"/>
    </style:style>
    <style:style style:name="P9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8pt" style:text-underline-style="none" fo:font-weight="normal" officeooo:rsid="0004a0cf" officeooo:paragraph-rsid="00be4fd0" fo:background-color="transparent" style:font-size-asian="8pt" style:font-weight-asian="normal" style:font-size-complex="8pt" style:font-weight-complex="normal"/>
    </style:style>
    <style:style style:name="P10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8pt" style:text-underline-style="none" fo:font-weight="normal" officeooo:rsid="0004a0cf" officeooo:paragraph-rsid="00c6dd50" fo:background-color="transparent" style:font-size-asian="8pt" style:font-weight-asian="normal" style:font-size-complex="8pt" style:font-weight-complex="normal"/>
    </style:style>
    <style:style style:name="P11" style:family="paragraph" style:parent-style-name="Header">
      <style:paragraph-properties fo:margin-top="0cm" fo:margin-bottom="0cm" loext:contextual-spacing="true" fo:line-height="100%" fo:text-align="end" style:justify-single-word="false"/>
      <style:text-properties fo:color="#000000" style:font-name="Arial" fo:font-size="8pt" style:text-underline-style="none" fo:font-weight="normal" officeooo:rsid="0004a0cf" officeooo:paragraph-rsid="00bf1e68" fo:background-color="transparent" style:font-size-asian="8pt" style:font-weight-asian="normal" style:font-size-complex="8pt" style:font-weight-complex="normal"/>
    </style:style>
    <style:style style:name="P12" style:family="paragraph" style:parent-style-name="Header">
      <style:paragraph-properties fo:margin-top="0cm" fo:margin-bottom="0cm" loext:contextual-spacing="true" fo:line-height="100%" fo:text-align="end" style:justify-single-word="false"/>
      <style:text-properties fo:color="#000000" style:font-name="Arial" fo:font-size="8pt" style:text-underline-style="none" fo:font-weight="normal" officeooo:rsid="0004a0cf" officeooo:paragraph-rsid="00c6dd50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margin-top="0cm" fo:margin-bottom="0cm" loext:contextual-spacing="true" fo:line-height="100%" fo:text-align="start" style:justify-single-word="false"/>
      <style:text-properties fo:color="#000000" style:font-name="Arial" fo:font-size="8pt" style:text-underline-style="none" fo:font-weight="normal" officeooo:rsid="0004a0cf" officeooo:paragraph-rsid="00bb3ea9" fo:background-color="transparent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margin-top="0cm" fo:margin-bottom="0cm" loext:contextual-spacing="true" fo:line-height="100%" fo:text-align="start" style:justify-single-word="false"/>
      <style:text-properties fo:color="#000000" style:font-name="Arial" fo:font-size="8pt" style:text-underline-style="none" fo:font-weight="normal" officeooo:rsid="0004a0cf" officeooo:paragraph-rsid="00be4fd0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top="0cm" fo:margin-bottom="0cm" loext:contextual-spacing="true" fo:line-height="100%" fo:text-align="start" style:justify-single-word="false"/>
      <style:text-properties fo:color="#000000" style:font-name="Arial" fo:font-size="8pt" style:text-underline-style="none" fo:font-weight="normal" officeooo:rsid="0004a0cf" officeooo:paragraph-rsid="00c6dd50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margin-top="0cm" fo:margin-bottom="0cm" loext:contextual-spacing="true" fo:line-height="100%" fo:text-align="end" style:justify-single-word="false"/>
      <style:text-properties fo:color="#000000" style:font-name="Arial" fo:font-size="8pt" style:text-underline-style="none" fo:font-weight="normal" officeooo:rsid="0004a0cf" officeooo:paragraph-rsid="00bf1e68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margin-top="0cm" fo:margin-bottom="0cm" loext:contextual-spacing="true" fo:line-height="100%" fo:text-align="end" style:justify-single-word="false"/>
      <style:text-properties fo:color="#000000" style:font-name="Arial" fo:font-size="8pt" style:text-underline-style="none" fo:font-weight="normal" officeooo:rsid="0004a0cf" officeooo:paragraph-rsid="00c6dd50" fo:background-color="transparent" style:font-size-asian="8pt" style:font-weight-asian="normal" style:font-size-complex="8pt" style:font-weight-complex="normal"/>
    </style:style>
    <style:style style:name="P18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06e4ae" style:font-size-asian="7.84999990463257pt" style:font-size-complex="9pt"/>
    </style:style>
    <style:style style:name="P19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19fd82" style:font-size-asian="7.84999990463257pt" style:font-size-complex="9pt"/>
    </style:style>
    <style:style style:name="P20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21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9fe1f5" style:font-size-asian="7.84999990463257pt" style:font-size-complex="9pt"/>
    </style:style>
    <style:style style:name="P22" style:family="paragraph" style:parent-style-name="Header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23" style:family="paragraph" style:parent-style-name="Header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/>
      <style:text-properties style:font-name="Arial" fo:font-size="9pt" officeooo:rsid="0006e4ae" officeooo:paragraph-rsid="0059829d" style:font-size-asian="7.84999990463257pt" style:font-size-complex="9pt"/>
    </style:style>
    <style:style style:name="P24" style:family="paragraph" style:parent-style-name="Header"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/>
      <style:text-properties fo:color="#000000" style:font-name="Arial" fo:font-size="8pt" style:text-underline-style="none" fo:font-weight="normal" officeooo:rsid="0004a0cf" officeooo:paragraph-rsid="00bf1e68" fo:background-color="transparent" style:font-size-asian="8pt" style:font-weight-asian="normal" style:font-size-complex="8pt" style:font-weight-complex="normal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style:font-name="Arial" officeooo:paragraph-rsid="004869ae"/>
    </style:style>
    <style:style style:name="P26" style:family="paragraph" style:parent-style-name="Text_20_body">
      <style:paragraph-properties fo:margin-left="0cm" fo:margin-right="0cm" fo:line-height="100%" fo:text-align="end" style:justify-single-word="false" fo:text-indent="0cm" style:auto-text-indent="false"/>
      <style:text-properties style:font-name="Arial" fo:font-size="8pt" officeooo:rsid="0006e4ae" officeooo:paragraph-rsid="0093bc97" style:font-size-asian="8pt" style:font-size-complex="8pt"/>
    </style:style>
    <style:style style:name="P27" style:family="paragraph" style:parent-style-name="Table_20_Contents">
      <style:text-properties style:font-name="Arial" fo:font-size="10pt" officeooo:rsid="0006e4ae" officeooo:paragraph-rsid="0006e4ae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06e4ae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Arial" fo:font-size="8pt" officeooo:paragraph-rsid="00b69bef" style:font-size-asian="8pt" style:font-size-complex="8pt"/>
    </style:style>
    <style:style style:name="P30" style:family="paragraph" style:parent-style-name="Table_20_Contents">
      <style:text-properties style:font-name="Arial" fo:font-size="8pt" officeooo:paragraph-rsid="00afa0c4" style:font-size-asian="8pt" style:font-size-complex="8pt"/>
    </style:style>
    <style:style style:name="P31" style:family="paragraph" style:parent-style-name="Table_20_Contents">
      <style:text-properties style:font-name="Arial" fo:font-size="8pt" officeooo:rsid="0006e4ae" officeooo:paragraph-rsid="0006e4ae" style:font-size-asian="8pt" style:font-size-complex="8pt"/>
    </style:style>
    <style:style style:name="P32" style:family="paragraph" style:parent-style-name="Table_20_Contents">
      <style:paragraph-properties fo:text-align="end" style:justify-single-word="false"/>
      <style:text-properties fo:color="#000000" style:font-name="Arial" fo:font-size="8pt" style:text-underline-style="none" fo:font-weight="normal" officeooo:rsid="0004a0cf" officeooo:paragraph-rsid="00afa0c4" fo:background-color="transparent" style:font-size-asian="8pt" style:font-weight-asian="normal" style:font-size-complex="8pt" style:font-weight-complex="normal"/>
    </style:style>
    <style:style style:name="P33" style:family="paragraph" style:parent-style-name="Standard">
      <style:text-properties style:font-name="Arial" fo:font-size="8pt" officeooo:paragraph-rsid="00635f44" style:font-size-asian="8pt" style:font-size-complex="8pt"/>
    </style:style>
    <style:style style:name="P34" style:family="paragraph" style:parent-style-name="Standard">
      <style:text-properties style:font-name="Arial" fo:font-size="8pt" officeooo:paragraph-rsid="0093bc97" style:font-size-asian="8pt" style:font-size-complex="8pt"/>
    </style:style>
    <style:style style:name="P35" style:family="paragraph" style:parent-style-name="Standard">
      <style:text-properties style:font-name="Arial" fo:font-size="8pt" officeooo:paragraph-rsid="00c6dd50" style:font-size-asian="8pt" style:font-size-complex="8pt"/>
    </style:style>
    <style:style style:name="P36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style:text-underline-style="none" fo:font-weight="normal" officeooo:rsid="0006e4ae" officeooo:paragraph-rsid="007785a8" style:font-size-asian="8pt" style:font-weight-asian="normal" style:font-size-complex="8pt" style:font-weight-complex="normal"/>
    </style:style>
    <style:style style:name="P37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officeooo:paragraph-rsid="0093bc97" style:font-size-asian="8pt" style:font-size-complex="8pt"/>
    </style:style>
    <style:style style:name="P38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officeooo:paragraph-rsid="00c6dd50" style:font-size-asian="8pt" style:font-size-complex="8pt"/>
    </style:style>
    <style:style style:name="P39" style:family="paragraph" style:parent-style-name="Standard" style:master-page-name="Standard">
      <style:paragraph-properties style:page-number="auto" fo:break-before="page"/>
      <style:text-properties style:font-name="Arial" officeooo:paragraph-rsid="0004a0cf"/>
    </style:style>
    <style:style style:name="P40" style:family="paragraph" style:parent-style-name="Standard">
      <style:paragraph-properties fo:margin-top="0cm" fo:margin-bottom="0cm" loext:contextual-spacing="true" fo:line-height="100%" fo:text-align="start" style:justify-single-word="false"/>
      <style:text-properties fo:color="#000000" style:font-name="Arial" fo:font-size="8pt" style:text-underline-style="none" fo:font-weight="normal" officeooo:rsid="0004a0cf" officeooo:paragraph-rsid="00ca27af" fo:background-color="transparent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margin-top="0cm" fo:margin-bottom="0cm" loext:contextual-spacing="true" fo:line-height="100%" fo:text-align="end" style:justify-single-word="false"/>
      <style:text-properties fo:color="#000000" style:font-name="Arial" fo:font-size="8pt" style:text-underline-style="none" fo:font-weight="normal" officeooo:rsid="0004a0cf" officeooo:paragraph-rsid="00bf1e68" fo:background-color="transparent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top="0cm" fo:margin-bottom="0cm" loext:contextual-spacing="true" fo:line-height="100%" fo:text-align="end" style:justify-single-word="false"/>
      <style:text-properties fo:color="#000000" style:font-name="Arial" fo:font-size="8pt" style:text-underline-style="none" fo:font-weight="normal" officeooo:rsid="0004a0cf" officeooo:paragraph-rsid="00ca27af" fo:background-color="transparent" style:font-size-asian="8pt" style:font-weight-asian="normal" style:font-size-complex="8pt" style:font-weight-complex="normal"/>
    </style:style>
    <style:style style:name="P43" style:family="paragraph" style:parent-style-name="Standard">
      <style:text-properties style:font-name="Arial" fo:font-size="8pt" officeooo:paragraph-rsid="00ca27af" style:font-size-asian="8pt" style:font-size-complex="8pt"/>
    </style:style>
    <style:style style:name="P44" style:family="paragraph" style:parent-style-name="Standard">
      <style:text-properties officeooo:paragraph-rsid="00ca27af"/>
    </style:style>
    <style:style style:name="P45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8pt" officeooo:paragraph-rsid="004e8b2b" style:font-size-asian="8pt" style:font-size-complex="8pt"/>
    </style:style>
    <style:style style:name="P46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8pt" officeooo:paragraph-rsid="005414ec" style:font-size-asian="8pt" style:font-size-complex="8pt"/>
    </style:style>
    <style:style style:name="P47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8pt" fo:font-weight="bold" officeooo:rsid="0014b791" officeooo:paragraph-rsid="005414ec" style:font-size-asian="8pt" style:font-weight-asian="bold" style:font-size-complex="8pt" style:font-weight-complex="bold"/>
    </style:style>
    <style:style style:name="P48" style:family="paragraph" style:parent-style-name="Heading">
      <style:paragraph-properties fo:margin-left="0cm" fo:margin-right="-0.3cm" fo:margin-top="0cm" fo:margin-bottom="0cm" loext:contextual-spacing="true" fo:line-height="100%" fo:text-align="start" style:justify-single-word="false" fo:text-indent="0cm" style:auto-text-indent="false" fo:break-before="page" fo:keep-with-next="always">
        <style:tab-stops>
          <style:tab-stop style:position="2.302cm"/>
        </style:tab-stops>
      </style:paragraph-properties>
      <style:text-properties style:font-name="Arial" fo:font-size="8pt" fo:font-weight="bold" officeooo:rsid="0004a0cf" officeooo:paragraph-rsid="004e8b2b" style:font-size-asian="8pt" style:font-weight-asian="bold" style:font-size-complex="8pt" style:font-weight-complex="bold"/>
    </style:style>
    <style:style style:name="P49" style:family="paragraph" style:parent-style-name="Heading">
      <style:paragraph-properties fo:margin-left="0cm" fo:margin-right="-0.3cm" fo:margin-top="0cm" fo:margin-bottom="0cm" loext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style:font-name="Arial" fo:font-size="8pt" fo:font-weight="bold" officeooo:rsid="0019fd82" officeooo:paragraph-rsid="004e8b2b" style:font-size-asian="8pt" style:font-weight-asian="bold" style:font-size-complex="8pt" style:font-weight-complex="bold"/>
    </style:style>
    <style:style style:name="P50" style:family="paragraph" style:parent-style-name="Heading">
      <style:paragraph-properties fo:margin-left="0cm" fo:margin-right="-0.3cm" fo:margin-top="0cm" fo:margin-bottom="0cm" loext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fo:color="#000000" style:font-name="Arial" fo:font-size="8pt" style:text-underline-style="none" fo:font-weight="bold" officeooo:rsid="0004a0cf" officeooo:paragraph-rsid="004e8b2b" fo:background-color="transparent" style:font-size-asian="8pt" style:font-weight-asian="bold" style:font-size-complex="8pt" style:font-weight-complex="bold"/>
    </style:style>
    <style:style style:name="P51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fo:color="#000000" style:font-name="Arial" fo:font-size="8pt" style:text-underline-style="none" fo:font-weight="normal" officeooo:rsid="0004a0cf" officeooo:paragraph-rsid="00c6dd50" fo:background-color="transparent" style:font-size-asian="8pt" style:font-weight-asian="normal" style:font-size-complex="8pt" style:font-weight-complex="normal"/>
    </style:style>
    <style:style style:name="P52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fo:color="#000000" style:font-name="Arial" fo:font-size="8pt" style:text-underline-style="none" fo:font-weight="normal" officeooo:rsid="0004a0cf" officeooo:paragraph-rsid="0093bc97" fo:background-color="transparent" style:font-size-asian="8pt" style:font-weight-asian="normal" style:font-size-complex="8pt" style:font-weight-complex="normal"/>
    </style:style>
    <style:style style:name="P53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fo:color="#000000" style:font-name="Arial" fo:font-size="8pt" style:text-underline-style="none" fo:font-weight="normal" officeooo:rsid="0004a0cf" officeooo:paragraph-rsid="00ca27af" fo:background-color="transparent" style:font-size-asian="8pt" style:font-weight-asian="normal" style:font-size-complex="8pt" style:font-weight-complex="normal"/>
    </style:style>
    <style:style style:name="P54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fo:color="#000000" style:font-name="Arial" fo:font-size="7pt" style:text-underline-style="none" fo:font-weight="normal" officeooo:rsid="0004a0cf" officeooo:paragraph-rsid="00c6dd50" fo:background-color="transparent" style:font-size-asian="7pt" style:font-weight-asian="normal" style:font-size-complex="7pt" style:font-weight-complex="normal"/>
    </style:style>
    <style:style style:name="P55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style:text-underline-style="none" fo:font-weight="normal" officeooo:rsid="0006e4ae" officeooo:paragraph-rsid="0098f377" style:font-size-asian="8pt" style:font-weight-asian="normal" style:font-size-complex="8pt" style:font-weight-complex="normal"/>
    </style:style>
    <style:style style:name="P56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style:text-underline-style="none" fo:font-weight="normal" officeooo:rsid="0006e4ae" officeooo:paragraph-rsid="007785a8" style:font-size-asian="8pt" style:font-weight-asian="normal" style:font-size-complex="8pt" style:font-weight-complex="normal"/>
    </style:style>
    <style:style style:name="P57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style:text-underline-style="none" fo:font-weight="normal" officeooo:rsid="0006e4ae" officeooo:paragraph-rsid="00ca27af" style:font-size-asian="8pt" style:font-weight-asian="normal" style:font-size-complex="8pt" style:font-weight-complex="normal"/>
    </style:style>
    <style:style style:name="P58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officeooo:paragraph-rsid="0093bc97" style:font-size-asian="8pt" style:font-size-complex="8pt"/>
    </style:style>
    <style:style style:name="P59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officeooo:paragraph-rsid="00ca27af" style:font-size-asian="8pt" style:font-size-complex="8pt"/>
    </style:style>
    <style:style style:name="P60" style:family="paragraph" style:parent-style-name="Text_20_body">
      <style:paragraph-properties fo:margin-left="0cm" fo:margin-right="-13.7cm" fo:margin-top="0cm" fo:margin-bottom="0cm" loext:contextual-spacing="true" fo:line-height="100%" fo:text-align="start" style:justify-single-word="false" fo:text-indent="0cm" style:auto-text-indent="false"/>
      <style:text-properties style:font-name="Arial" fo:font-size="8pt" officeooo:rsid="0004a0cf" officeooo:paragraph-rsid="004e8b2b" style:font-size-asian="8pt" style:font-size-complex="8pt"/>
    </style:style>
    <style:style style:name="P61" style:family="paragraph" style:parent-style-name="Text_20_body">
      <style:paragraph-properties fo:margin-left="0cm" fo:margin-right="-13.7cm" fo:margin-top="0cm" fo:margin-bottom="0cm" loext:contextual-spacing="true" fo:line-height="100%" fo:text-align="start" style:justify-single-word="false" fo:text-indent="0cm" style:auto-text-indent="false"/>
      <style:text-properties style:font-name="Arial" fo:font-size="8pt" officeooo:rsid="0004a0cf" officeooo:paragraph-rsid="005414ec" style:font-size-asian="8pt" style:font-size-complex="8pt"/>
    </style:style>
    <style:style style:name="P62" style:family="paragraph" style:parent-style-name="Text_20_body">
      <style:paragraph-properties fo:margin-top="0cm" fo:margin-bottom="0cm" loext:contextual-spacing="true" fo:line-height="100%" fo:text-align="end" style:justify-single-word="false"/>
      <style:text-properties style:font-name="Arial" fo:font-size="8pt" officeooo:rsid="0004a0cf" officeooo:paragraph-rsid="00c84f2a" style:font-size-asian="8pt" style:font-size-complex="8pt"/>
    </style:style>
    <style:style style:name="P63" style:family="paragraph" style:parent-style-name="Text_20_body">
      <style:paragraph-properties fo:margin-top="0cm" fo:margin-bottom="0cm" loext:contextual-spacing="true" fo:line-height="100%" fo:text-align="end" style:justify-single-word="false"/>
      <style:text-properties style:font-name="Arial" fo:font-size="8pt" officeooo:rsid="000ccb69" officeooo:paragraph-rsid="005b4bc5" style:font-size-asian="8pt" style:font-size-complex="8pt"/>
    </style:style>
    <style:style style:name="P64" style:family="paragraph" style:parent-style-name="Text_20_body">
      <style:paragraph-properties fo:margin-left="0cm" fo:margin-right="0cm" fo:text-indent="0cm" style:auto-text-indent="false"/>
      <style:text-properties style:font-name="Arial" officeooo:paragraph-rsid="004869ae"/>
    </style:style>
    <style:style style:name="P65" style:family="paragraph" style:parent-style-name="Text_20_body">
      <style:paragraph-properties fo:margin-left="0cm" fo:margin-right="0cm" fo:line-height="100%" fo:text-align="end" style:justify-single-word="false" fo:text-indent="0cm" style:auto-text-indent="false"/>
      <style:text-properties style:font-name="Arial" fo:font-size="8pt" officeooo:rsid="0006e4ae" officeooo:paragraph-rsid="0093bc97" style:font-size-asian="8pt" style:font-size-complex="8pt"/>
    </style:style>
    <style:style style:name="P66" style:family="paragraph" style:parent-style-name="Text_20_body">
      <style:paragraph-properties fo:margin-left="0cm" fo:margin-right="0cm" fo:line-height="100%" fo:text-align="end" style:justify-single-word="false" fo:text-indent="0cm" style:auto-text-indent="false"/>
      <style:text-properties style:font-name="Arial" fo:font-size="8pt" officeooo:rsid="0006e4ae" officeooo:paragraph-rsid="00ca27af" style:font-size-asian="8pt" style:font-size-complex="8pt"/>
    </style:style>
    <style:style style:name="P67" style:family="paragraph" style:parent-style-name="Text_20_body">
      <loext:graphic-properties draw:fill="none"/>
      <style:paragraph-properties fo:margin-left="0cm" fo:margin-right="0cm" fo:margin-top="0cm" fo:margin-bottom="0cm" loext:contextual-spacing="true" fo:line-height="100%" fo:text-align="start" style:justify-single-word="false" fo:text-indent="0cm" style:auto-text-indent="false" fo:background-color="transparent"/>
      <style:text-properties style:font-name="Arial" fo:font-size="8pt" officeooo:rsid="0019fd82" officeooo:paragraph-rsid="005414ec" style:font-size-asian="8pt" style:font-size-complex="8pt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8pt" fo:font-weight="normal" officeooo:rsid="0006e4ae" officeooo:paragraph-rsid="0006e4ae" style:font-size-asian="8pt" style:font-weight-asian="normal" style:font-size-complex="8pt" style:font-weight-complex="normal"/>
    </style:style>
    <style:style style:name="P69" style:family="paragraph" style:parent-style-name="Table_20_Contents">
      <style:text-properties style:font-name="Arial" fo:font-size="8pt" fo:font-weight="bold" officeooo:rsid="0006e4ae" officeooo:paragraph-rsid="0006e4ae" style:font-size-asian="8pt" style:font-weight-asian="bold" style:font-size-complex="8pt" style:font-weight-complex="bold"/>
    </style:style>
    <style:style style:name="P70" style:family="paragraph" style:parent-style-name="Table_20_Contents">
      <style:text-properties style:font-name="Arial" fo:font-size="8pt" fo:font-weight="bold" officeooo:rsid="0095a649" officeooo:paragraph-rsid="0095a649" style:font-size-asian="8pt" style:font-weight-asian="bold" style:font-size-complex="8pt" style:font-weight-complex="bold"/>
    </style:style>
    <style:style style:name="P71" style:family="paragraph" style:parent-style-name="Table_20_Contents">
      <style:text-properties style:font-name="Arial" fo:font-size="8pt" officeooo:rsid="0006e4ae" officeooo:paragraph-rsid="009fe1f5" style:font-size-asian="8pt" style:font-size-complex="8pt"/>
    </style:style>
    <style:style style:name="P72" style:family="paragraph" style:parent-style-name="Table_20_Contents">
      <style:text-properties style:font-name="Arial" fo:font-size="8pt" officeooo:rsid="0006e4ae" officeooo:paragraph-rsid="0006e4ae" style:font-size-asian="8pt" style:font-size-complex="8pt"/>
    </style:style>
    <style:style style:name="P73" style:family="paragraph" style:parent-style-name="Table_20_Contents">
      <style:text-properties style:font-name="Arial" fo:font-size="8pt" officeooo:rsid="0006e4ae" officeooo:paragraph-rsid="0019fd82" style:font-size-asian="8pt" style:font-size-complex="8pt"/>
    </style:style>
    <style:style style:name="P74" style:family="paragraph" style:parent-style-name="Table_20_Contents">
      <style:text-properties style:font-name="Arial" fo:font-size="8pt" officeooo:rsid="0006e4ae" officeooo:paragraph-rsid="00ca27af" style:font-size-asian="8pt" style:font-size-complex="8pt"/>
    </style:style>
    <style:style style:name="P75" style:family="paragraph" style:parent-style-name="Table_20_Contents">
      <style:text-properties style:font-name="Arial" fo:font-size="8pt" officeooo:rsid="0007cda6" officeooo:paragraph-rsid="0007cda6" style:font-size-asian="8pt" style:font-size-complex="8pt"/>
    </style:style>
    <style:style style:name="P76" style:family="paragraph" style:parent-style-name="Table_20_Contents">
      <style:text-properties style:font-name="Arial" fo:font-size="8pt" officeooo:rsid="0007cda6" officeooo:paragraph-rsid="00954d6d" style:font-size-asian="8pt" style:font-size-complex="8pt"/>
    </style:style>
    <style:style style:name="P77" style:family="paragraph" style:parent-style-name="Table_20_Contents">
      <style:text-properties style:font-name="Arial" fo:font-size="8pt" officeooo:rsid="000982e5" officeooo:paragraph-rsid="000982e5" style:font-size-asian="8pt" style:font-size-complex="8pt"/>
    </style:style>
    <style:style style:name="P78" style:family="paragraph" style:parent-style-name="Table_20_Contents">
      <style:paragraph-properties fo:text-align="center" style:justify-single-word="false"/>
      <style:text-properties style:font-name="Arial" fo:font-size="7pt" fo:font-weight="normal" officeooo:rsid="0006e4ae" officeooo:paragraph-rsid="001ed87a" style:font-size-asian="7pt" style:font-weight-asian="normal" style:font-size-complex="7pt" style:font-weight-complex="normal"/>
    </style:style>
    <style:style style:name="P79" style:family="paragraph" style:parent-style-name="Table_20_Contents">
      <style:paragraph-properties fo:text-align="center" style:justify-single-word="false"/>
      <style:text-properties style:font-name="Arial" fo:font-size="7pt" fo:font-weight="normal" officeooo:rsid="0006e4ae" officeooo:paragraph-rsid="00ca27af" style:font-size-asian="7pt" style:font-weight-asian="normal" style:font-size-complex="7pt" style:font-weight-complex="normal"/>
    </style:style>
    <style:style style:name="P80" style:family="paragraph" style:parent-style-name="Table_20_Contents">
      <style:text-properties style:font-name="Arial" fo:font-size="10pt" officeooo:rsid="0006e4ae" officeooo:paragraph-rsid="0006e4ae" style:font-size-asian="10pt" style:font-size-complex="10pt"/>
    </style:style>
    <style:style style:name="P81" style:family="paragraph" style:parent-style-name="Table_20_Contents">
      <style:text-properties style:font-name="Arial" fo:font-size="10pt" officeooo:rsid="0006e4ae" officeooo:paragraph-rsid="00ca27af" style:font-size-asian="10pt" style:font-size-complex="10pt"/>
    </style:style>
    <style:style style:name="P82" style:family="paragraph" style:parent-style-name="Table_20_Contents">
      <style:paragraph-properties fo:text-align="end" style:justify-single-word="false"/>
      <style:text-properties fo:color="#000000" style:font-name="Arial" fo:font-size="8pt" style:text-underline-style="none" fo:font-weight="normal" officeooo:rsid="0004a0cf" officeooo:paragraph-rsid="00afa0c4" fo:background-color="transparent" style:font-size-asian="8pt" style:font-weight-asian="normal" style:font-size-complex="8pt" style:font-weight-complex="normal"/>
    </style:style>
    <style:style style:name="P83" style:family="paragraph" style:parent-style-name="Table_20_Contents">
      <style:paragraph-properties fo:text-align="end" style:justify-single-word="false"/>
      <style:text-properties fo:color="#000000" style:font-name="Arial" fo:font-size="8pt" style:text-underline-style="none" fo:font-weight="normal" officeooo:rsid="0004a0cf" officeooo:paragraph-rsid="00ca27af" fo:background-color="transparent" style:font-size-asian="8pt" style:font-weight-asian="normal" style:font-size-complex="8pt" style:font-weight-complex="normal"/>
    </style:style>
    <style:style style:name="P84" style:family="paragraph" style:parent-style-name="Table_20_Contents">
      <style:paragraph-properties fo:break-before="page"/>
      <style:text-properties style:font-name="Arial" fo:font-size="8pt" officeooo:rsid="0006e4ae" officeooo:paragraph-rsid="0058b415" style:font-size-asian="8pt" style:font-size-complex="8pt"/>
    </style:style>
    <style:style style:name="P85" style:family="paragraph" style:parent-style-name="Table_20_Contents">
      <style:paragraph-properties fo:break-before="page"/>
      <style:text-properties style:font-name="Arial" fo:font-size="8pt" officeooo:rsid="0006e4ae" officeooo:paragraph-rsid="0059829d" style:font-size-asian="8pt" style:font-size-complex="8pt"/>
    </style:style>
    <style:style style:name="P86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8pt" officeooo:rsid="0004a0cf" officeooo:paragraph-rsid="004e8b2b" style:font-size-asian="8pt" style:font-size-complex="8pt"/>
    </style:style>
    <style:style style:name="P87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8pt" officeooo:paragraph-rsid="00ca27af" style:font-size-asian="8pt" style:font-size-complex="8pt"/>
    </style:style>
    <style:style style:name="P88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8pt" fo:font-weight="bold" officeooo:rsid="0004a0cf" officeooo:paragraph-rsid="005414ec" style:font-size-asian="8pt" style:font-weight-asian="bold" style:font-size-complex="8pt" style:font-weight-complex="bold"/>
    </style:style>
    <style:style style:name="P89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8pt" style:text-underline-style="none" fo:font-weight="bold" officeooo:rsid="0004a0cf" officeooo:paragraph-rsid="005414ec" fo:background-color="transparent" style:font-size-asian="8pt" style:font-weight-asian="bold" style:font-size-complex="8pt" style:font-weight-complex="bold"/>
    </style:style>
    <style:style style:name="P90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8pt" style:text-underline-style="none" fo:font-weight="normal" officeooo:rsid="0004a0cf" officeooo:paragraph-rsid="00ca27af" fo:background-color="transparent" style:font-size-asian="8pt" style:font-weight-asian="normal" style:font-size-complex="8pt" style:font-weight-complex="normal"/>
    </style:style>
    <style:style style:name="P91" style:family="paragraph" style:parent-style-name="Header">
      <style:paragraph-properties fo:margin-top="0cm" fo:margin-bottom="0cm" loext:contextual-spacing="true" fo:line-height="100%" fo:text-align="end" style:justify-single-word="false"/>
      <style:text-properties fo:color="#000000" style:font-name="Arial" fo:font-size="8pt" style:text-underline-style="none" fo:font-weight="normal" officeooo:rsid="0004a0cf" officeooo:paragraph-rsid="00bf1e68" fo:background-color="transparent" style:font-size-asian="8pt" style:font-weight-asian="normal" style:font-size-complex="8pt" style:font-weight-complex="normal"/>
    </style:style>
    <style:style style:name="P92" style:family="paragraph" style:parent-style-name="Header">
      <style:paragraph-properties fo:margin-top="0cm" fo:margin-bottom="0cm" loext:contextual-spacing="true" fo:line-height="100%" fo:text-align="end" style:justify-single-word="false"/>
      <style:text-properties fo:color="#000000" style:font-name="Arial" fo:font-size="8pt" style:text-underline-style="none" fo:font-weight="normal" officeooo:rsid="0004a0cf" officeooo:paragraph-rsid="00ca27af" fo:background-color="transparent" style:font-size-asian="8pt" style:font-weight-asian="normal" style:font-size-complex="8pt" style:font-weight-complex="normal"/>
    </style:style>
    <style:style style:name="P93" style:family="paragraph" style:parent-style-name="Header">
      <style:paragraph-properties fo:margin-left="0cm" fo:margin-right="0cm" fo:margin-top="0cm" fo:margin-bottom="0cm" loext:contextual-spacing="true" fo:line-height="150%" fo:text-align="end" style:justify-single-word="false" fo:text-indent="0cm" style:auto-text-indent="false"/>
      <style:text-properties style:font-name="Arial" fo:font-size="9pt" officeooo:rsid="0006e4ae" officeooo:paragraph-rsid="00c84f2a" style:font-size-asian="7.84999990463257pt" style:font-size-complex="9pt"/>
    </style:style>
    <style:style style:name="P94" style:family="paragraph" style:parent-style-name="Header"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/>
      <style:text-properties fo:color="#000000" style:font-name="Arial" fo:font-size="8pt" style:text-underline-style="none" fo:font-weight="normal" officeooo:rsid="0004a0cf" officeooo:paragraph-rsid="00bf1e68" fo:background-color="transparent" style:font-size-asian="8pt" style:font-weight-asian="normal" style:font-size-complex="8pt" style:font-weight-complex="normal"/>
    </style:style>
    <style:style style:name="P95" style:family="paragraph" style:parent-style-name="Header"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/>
      <style:text-properties fo:color="#000000" style:font-name="Arial" fo:font-size="8pt" style:text-underline-style="none" fo:font-weight="normal" officeooo:rsid="0004a0cf" officeooo:paragraph-rsid="00ca27af" fo:background-color="transparent" style:font-size-asian="8pt" style:font-weight-asian="normal" style:font-size-complex="8pt" style:font-weight-complex="normal"/>
    </style:style>
    <style:style style:name="T1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2" style:family="text">
      <style:text-properties fo:color="#000000" style:text-underline-style="none" fo:font-weight="normal" officeooo:rsid="0004a0cf" fo:background-color="transparent" loext:char-shading-value="0" style:font-weight-asian="normal" style:font-weight-complex="normal"/>
    </style:style>
    <style:style style:name="T3" style:family="text">
      <style:text-properties fo:color="#000000" style:text-underline-style="none" fo:font-weight="normal" officeooo:rsid="00635f44" fo:background-color="transparent" loext:char-shading-value="0" style:font-weight-asian="normal" style:font-weight-complex="normal"/>
    </style:style>
    <style:style style:name="T4" style:family="text">
      <style:text-properties fo:color="#000000" style:text-underline-style="none" fo:font-weight="normal" officeooo:rsid="0093bc97" fo:background-color="transparent" loext:char-shading-value="0" style:font-weight-asian="normal" style:font-weight-complex="normal"/>
    </style:style>
    <style:style style:name="T5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6" style:family="text">
      <style:text-properties fo:color="#000000" fo:font-size="10pt" style:text-underline-style="none" fo:font-weight="normal" fo:background-color="transparent" loext:char-shading-value="0" style:font-size-asian="10pt" style:font-weight-asian="normal" style:font-size-complex="10pt" style:font-weight-complex="normal"/>
    </style:style>
    <style:style style:name="T7" style:family="text">
      <style:text-properties fo:color="#000000" fo:font-size="8pt" style:text-underline-style="none" fo:font-weight="normal" fo:background-color="transparent" loext:char-shading-value="0" style:font-size-asian="8pt" style:font-weight-asian="normal" style:font-size-complex="8pt" style:font-weight-complex="normal"/>
    </style:style>
    <style:style style:name="T8" style:family="text">
      <style:text-properties fo:color="#000000" fo:font-size="8pt" fo:font-weight="normal" fo:background-color="transparent" loext:char-shading-value="0" style:font-size-asian="8pt" style:font-weight-asian="normal" style:font-size-complex="8pt" style:font-weight-complex="normal"/>
    </style:style>
    <style:style style:name="T9" style:family="text">
      <style:text-properties fo:color="#000000" fo:font-weight="normal" fo:background-color="transparent" loext:char-shading-value="0" style:font-weight-asian="normal" style:font-weight-complex="normal"/>
    </style:style>
    <style:style style:name="T10" style:family="text">
      <style:text-properties fo:color="#000000" fo:background-color="transparent" loext:char-shading-value="0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4b791" style:font-weight-asian="bold" style:font-weight-complex="bold"/>
    </style:style>
    <style:style style:name="T13" style:family="text">
      <style:text-properties fo:color="#ffffff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14" style:family="text">
      <style:text-properties fo:color="#ffffff" fo:font-weight="bold" fo:background-color="transparent" loext:char-shading-value="0" style:font-weight-asian="bold" style:font-weight-complex="bold"/>
    </style:style>
    <style:style style:name="T15" style:family="text">
      <style:text-properties fo:color="#ffffff" fo:font-size="8pt" fo:font-weight="bold" fo:background-color="transparent" loext:char-shading-value="0" style:font-size-asian="8pt" style:font-weight-asian="bold" style:font-size-complex="8pt" style:font-weight-complex="bold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fo:font-weight="bold" style:font-weight-asian="bold" style:font-weight-complex="bold"/>
    </style:style>
    <style:style style:name="T18" style:family="text">
      <style:text-properties fo:font-size="8pt" style:text-underline-style="none" style:font-size-asian="8pt" style:font-size-complex="8pt"/>
    </style:style>
    <style:style style:name="T19" style:family="text">
      <style:text-properties officeooo:rsid="00ca27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placeholder text:placeholder-type="text">&lt;for each="recibo in objects"&gt;</text:placeholder></text:p>
      <table:table table:name="Recibo1" table:style-name="Recibo1">
        <table:table-column table:style-name="Recibo1.A"/>
        <table:table-column table:style-name="Recibo1.B"/>
        <table:table-column table:style-name="Recibo1.C"/>
        <table:table-column table:style-name="Recibo1.D"/>
        <table:table-column table:style-name="Recibo1.E"/>
        <table:table-column table:style-name="Recibo1.F"/>
        <table:table-column table:style-name="Recibo1.G"/>
        <table:table-column table:style-name="Recibo1.H"/>
        <table:table-column table:style-name="Recibo1.I"/>
        <table:table-row table:style-name="Recibo1.1">
          <table:table-cell table:style-name="Recibo1.A1" table:number-columns-spanned="3" office:value-type="string">
            <text:p text:style-name="P45"><text:placeholder text:placeholder-type="text">&lt;company_name&gt;</text:placeholder><text:s text:c="91"/></text:p>
            <text:p text:style-name="P60">Matrícula Nro <text:placeholder text:placeholder-type="text">&lt;company_matricula&gt;</text:placeholder><text:s/>CUIT <text:span text:style-name="T1"><text:placeholder text:placeholder-type="text">&lt;vat_number&gt;</text:placeholder></text:span><text:span text:style-name="T1"><text:s/></text:span></text:p>
            <text:p text:style-name="P86"><text:span text:style-name="T1"><text:placeholder text:placeholder-type="text">&lt;company_adress&gt;</text:placeholder></text:span><text:span text:style-name="T1">, Tandil, Provincia de Buenos Aires <text:s text:c="30"/></text:span></text:p>
          </table:table-cell>
          <table:covered-table-cell/>
          <table:covered-table-cell/>
          <table:table-cell table:style-name="Recibo1.D1" office:value-type="string">
            <text:p text:style-name="P48">Original</text:p>
            <text:p text:style-name="P49">Recibo Nro</text:p>
            <text:p text:style-name="P50"><text:placeholder text:placeholder-type="text">&lt;recibo.number&gt;</text:placeholder></text:p>
          </table:table-cell>
          <table:table-cell table:style-name="Recibo1.E1" office:value-type="string">
            <text:p text:style-name="P1"/>
          </table:table-cell>
          <table:table-cell table:style-name="Recibo1.F1" table:number-columns-spanned="3" office:value-type="string">
            <text:p text:style-name="P46"><text:placeholder text:placeholder-type="text">&lt;company_name&gt;</text:placeholder><text:s text:c="91"/></text:p>
            <text:p text:style-name="P61">Matrícula Nro <text:placeholder text:placeholder-type="text">&lt;company_matricula&gt;</text:placeholder><text:s/>CUIT <text:span text:style-name="T1"><text:placeholder text:placeholder-type="text">&lt;vat_number&gt;</text:placeholder></text:span><text:span text:style-name="T1"><text:s/></text:span></text:p>
            <text:p text:style-name="P88"><text:span text:style-name="T1"><text:placeholder text:placeholder-type="text">&lt;company_adress&gt;</text:placeholder></text:span><text:span text:style-name="T1">, Tandil, Provincia de Buenos Aires <text:s text:c="31"/></text:span></text:p>
          </table:table-cell>
          <table:covered-table-cell/>
          <table:covered-table-cell/>
          <table:table-cell table:style-name="Recibo1.I1" office:value-type="string">
            <text:p text:style-name="P47">Duplicado</text:p>
            <text:p text:style-name="P67"><text:span text:style-name="T12">R</text:span><text:span text:style-name="T11">ecibo Nro</text:span></text:p>
            <text:p text:style-name="P89"><text:placeholder text:placeholder-type="text">&lt;recibo.number&gt;</text:placeholder></text:p>
          </table:table-cell>
        </table:table-row>
        <table:table-row>
          <table:table-cell table:style-name="Recibo1.A2" table:number-columns-spanned="4" office:value-type="string">
            <text:p text:style-name="P84">APELLIDO Y NOMBRE</text:p>
            <text:p text:style-name="P22"><text:span text:style-name="Line_20_numbering"><text:span text:style-name="T8"><text:placeholder text:placeholder-type="text">&lt;recibo.partner.last_name&gt;</text:placeholder></text:span></text:span><text:span text:style-name="Line_20_numbering"><text:span text:style-name="T8">, </text:span></text:span><text:span text:style-name="Line_20_numbering"><text:span text:style-name="T15"><text:s/></text:span></text:span><text:span text:style-name="Line_20_numbering"><text:span text:style-name="T8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  <table:table-cell table:style-name="Recibo1.E1" office:value-type="string">
            <text:p text:style-name="P1"/>
          </table:table-cell>
          <table:table-cell table:style-name="Recibo1.D1" table:number-columns-spanned="4" office:value-type="string">
            <text:p text:style-name="P85">APELLIDO Y NOMBRE</text:p>
            <text:p text:style-name="P23"><text:span text:style-name="Line_20_numbering"><text:span text:style-name="T8"><text:placeholder text:placeholder-type="text">&lt;recibo.partner.last_name&gt;</text:placeholder></text:span></text:span><text:span text:style-name="Line_20_numbering"><text:span text:style-name="T8">, </text:span></text:span><text:span text:style-name="Line_20_numbering"><text:span text:style-name="T15"><text:s/></text:span></text:span><text:span text:style-name="Line_20_numbering"><text:span text:style-name="T8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  <table:table-row table:style-name="Recibo1.3">
          <table:table-cell table:style-name="Recibo1.A1" table:number-columns-spanned="2" office:value-type="string">
            <text:p text:style-name="P84">TIPO Y NRO DE DOCUMENTO <text:s text:c="21"/></text:p>
            <text:p text:style-name="P22"><text:span text:style-name="Line_20_numbering"><text:span text:style-name="T8">DNI </text:span></text:span><text:span text:style-name="Line_20_numbering"><text:span text:style-name="T7"><text:placeholder text:placeholder-type="text">&lt;recibo.partner.dni&gt;</text:placeholder></text:span></text:span><text:span text:style-name="Line_20_numbering"><text:span text:style-name="T7"><text:s text:c="5"/></text:span></text:span></text:p>
          </table:table-cell>
          <table:covered-table-cell/>
          <table:table-cell table:style-name="Recibo1.D1" table:number-columns-spanned="2" office:value-type="string">
            <text:p text:style-name="P84">CUIT</text:p>
            <text:p text:style-name="P20"><text:span text:style-name="Line_20_numbering"><text:span text:style-name="T7"><text:placeholder text:placeholder-type="text">&lt;recibo.partner.party.vat_number&gt;</text:placeholder></text:span></text:span></text:p>
          </table:table-cell>
          <table:covered-table-cell/>
          <table:table-cell table:style-name="Recibo1.E1" office:value-type="string">
            <text:p text:style-name="P1"/>
          </table:table-cell>
          <table:table-cell table:style-name="Recibo1.A1" table:number-columns-spanned="2" office:value-type="string">
            <text:p text:style-name="P84">TIPO Y NRO DE DOCUMENTO <text:s text:c="21"/></text:p>
            <text:p text:style-name="P22"><text:span text:style-name="Line_20_numbering"><text:span text:style-name="T8">DNI </text:span></text:span><text:span text:style-name="Line_20_numbering"><text:span text:style-name="T7"><text:placeholder text:placeholder-type="text">&lt;recibo.partner.dni&gt;</text:placeholder></text:span></text:span><text:span text:style-name="Line_20_numbering"><text:span text:style-name="T7"><text:s text:c="5"/></text:span></text:span></text:p>
          </table:table-cell>
          <table:covered-table-cell/>
          <table:table-cell table:style-name="Recibo1.D1" table:number-columns-spanned="2" office:value-type="string">
            <text:p text:style-name="P84">CUIT</text:p>
            <text:p text:style-name="P20"><text:span text:style-name="Line_20_numbering"><text:span text:style-name="T7"><text:placeholder text:placeholder-type="text">&lt;recibo.partner.party.vat_number&gt;</text:placeholder></text:span></text:span></text:p>
          </table:table-cell>
          <table:covered-table-cell/>
        </table:table-row>
        <table:table-row table:style-name="Recibo1.3">
          <table:table-cell table:style-name="Recibo1.A4" table:number-columns-spanned="2" office:value-type="string">
            <text:p text:style-name="P31">FECHA DE INGRESO <text:s text:c="36"/></text:p>
            <text:p text:style-name="P18"><text:span text:style-name="Line_20_numbering"><text:span text:style-name="T7"><text:placeholder text:placeholder-type="text">&lt;recibo.partner.incorporation_date&gt;</text:placeholder></text:span></text:span><text:span text:style-name="Line_20_numbering"><text:span text:style-name="T7"><text:s text:c="8"/></text:span></text:span></text:p>
          </table:table-cell>
          <table:covered-table-cell/>
          <table:table-cell table:style-name="Recibo1.A2" table:number-columns-spanned="2" office:value-type="string">
            <text:p text:style-name="P73">PERIODO DE LIQUIDACIÓN</text:p>
            <text:p text:style-name="P19"><text:span text:style-name="Line_20_numbering"><text:span text:style-name="T7"><text:placeholder text:placeholder-type="text">&lt;recibo.periodo_liquidado&gt;</text:placeholder></text:span></text:span></text:p>
          </table:table-cell>
          <table:covered-table-cell/>
          <table:table-cell table:style-name="Recibo1.E1" office:value-type="string">
            <text:p text:style-name="P1"/>
          </table:table-cell>
          <table:table-cell table:style-name="Recibo1.A4" table:number-columns-spanned="2" office:value-type="string">
            <text:p text:style-name="P31">FECHA DE INGRESO <text:s text:c="36"/></text:p>
            <text:p text:style-name="P18"><text:span text:style-name="Line_20_numbering"><text:span text:style-name="T7"><text:placeholder text:placeholder-type="text">&lt;recibo.partner.incorporation_date&gt;</text:placeholder></text:span></text:span><text:span text:style-name="Line_20_numbering"><text:span text:style-name="T7"><text:s text:c="8"/></text:span></text:span></text:p>
          </table:table-cell>
          <table:covered-table-cell/>
          <table:table-cell table:style-name="Recibo1.A2" table:number-columns-spanned="2" office:value-type="string">
            <text:p text:style-name="P73">PERIODO DE LIQUIDACIÓN</text:p>
            <text:p text:style-name="P19"><text:span text:style-name="Line_20_numbering"><text:span text:style-name="T7"><text:placeholder text:placeholder-type="text">&lt;recibo.periodo_liquidado&gt;</text:placeholder></text:span></text:span></text:p>
          </table:table-cell>
          <table:covered-table-cell/>
        </table:table-row>
        <table:table-row table:style-name="Recibo1.3">
          <table:table-cell table:style-name="Recibo1.A4" table:number-columns-spanned="2" office:value-type="string">
            <text:p text:style-name="P71">LUGAR DE TRABAJO <text:s text:c="35"/></text:p>
            <text:p text:style-name="P21"><text:span text:style-name="Line_20_numbering"><text:span text:style-name="T7"><text:placeholder text:placeholder-type="text">&lt;recibo.partner.lugar_de_trabajo&gt;</text:placeholder></text:span></text:span></text:p>
          </table:table-cell>
          <table:covered-table-cell/>
          <table:table-cell table:style-name="Recibo1.A4" table:number-columns-spanned="2" office:value-type="string">
            <text:p text:style-name="P71">CATEGORÍA PROFESIONAL</text:p>
            <text:p text:style-name="P21"><text:span text:style-name="Line_20_numbering"><text:span text:style-name="T7"><text:placeholder text:placeholder-type="text">&lt;recibo.partner.categoria_profesional&gt;</text:placeholder></text:span></text:span></text:p>
          </table:table-cell>
          <table:covered-table-cell/>
          <table:table-cell table:style-name="Recibo1.E1" office:value-type="string">
            <text:p text:style-name="P1"/>
          </table:table-cell>
          <table:table-cell table:style-name="Recibo1.A4" table:number-columns-spanned="2" office:value-type="string">
            <text:p text:style-name="P71">LUGAR DE TRABAJO <text:s text:c="35"/></text:p>
            <text:p text:style-name="P21"><text:span text:style-name="Line_20_numbering"><text:span text:style-name="T7"><text:placeholder text:placeholder-type="text">&lt;recibo.partner.lugar_de_trabajo&gt;</text:placeholder></text:span></text:span></text:p>
          </table:table-cell>
          <table:covered-table-cell/>
          <table:table-cell table:style-name="Recibo1.A2" table:number-columns-spanned="2" office:value-type="string">
            <text:p text:style-name="P71">CATEGORÍA PROFESIONAL</text:p>
            <text:p text:style-name="P21"><text:span text:style-name="Line_20_numbering"><text:span text:style-name="T7"><text:placeholder text:placeholder-type="text">&lt;recibo.partner.categoria_profesional&gt;</text:placeholder></text:span></text:span></text:p>
          </table:table-cell>
          <table:covered-table-cell/>
        </table:table-row>
        <table:table-row table:style-name="Recibo1.6">
          <table:table-cell table:style-name="Recibo1.A4" table:number-columns-spanned="4" office:value-type="string">
            <text:p text:style-name="P69"><text:s text:c="19"/>CONCEPTO <text:s text:c="59"/>IMPORTES</text:p>
          </table:table-cell>
          <table:covered-table-cell/>
          <table:covered-table-cell/>
          <table:covered-table-cell/>
          <table:table-cell table:style-name="Recibo1.E1" office:value-type="string">
            <text:p text:style-name="P1"/>
          </table:table-cell>
          <table:table-cell table:style-name="Recibo1.A2" table:number-columns-spanned="4" office:value-type="string">
            <text:p text:style-name="P69"><text:s text:c="16"/>CONCEPTO <text:s text:c="70"/>IMPORTES</text:p>
          </table:table-cell>
          <table:covered-table-cell/>
          <table:covered-table-cell/>
          <table:covered-table-cell/>
        </table:table-row>
        <table:table-row table:style-name="Recibo1.7">
          <table:table-cell table:style-name="Recibo1.A4" office:value-type="string">
            <text:p text:style-name="P68"/>
          </table:table-cell>
          <table:table-cell table:style-name="Recibo1.A4" table:number-columns-spanned="2" office:value-type="string">
            <text:p text:style-name="P78">RETORNO</text:p>
          </table:table-cell>
          <table:covered-table-cell/>
          <table:table-cell table:style-name="Recibo1.A4" office:value-type="string">
            <text:p text:style-name="P78">DEDUCCIONES</text:p>
          </table:table-cell>
          <table:table-cell table:style-name="Recibo1.E1" office:value-type="string">
            <text:p text:style-name="P1"/>
          </table:table-cell>
          <table:table-cell table:style-name="Recibo1.A4" office:value-type="string">
            <text:p text:style-name="P28"/>
          </table:table-cell>
          <table:table-cell table:style-name="Recibo1.A4" table:number-columns-spanned="2" office:value-type="string">
            <text:p text:style-name="P79">RETORNO</text:p>
            <text:p text:style-name="P54"/>
          </table:table-cell>
          <table:covered-table-cell/>
          <table:table-cell table:style-name="Recibo1.A2" office:value-type="string">
            <text:p text:style-name="P78"><text:span text:style-name="T19">DE</text:span>DUCCIONES</text:p>
          </table:table-cell>
        </table:table-row>
        <table:table-row table:style-name="Recibo1.8">
          <table:table-cell table:style-name="Recibo1.A4" office:value-type="string">
            <text:p text:style-name="P6"><text:placeholder text:placeholder-type="text">&lt;concepto_liquidado&gt;</text:placeholder></text:p>
            <text:p text:style-name="P33"/>
            <text:p text:style-name="P33"><text:placeholder text:placeholder-type="text">&lt;if test="recibo.pago_monotributo"&gt;</text:placeholder></text:p>
            <text:p text:style-name="P2"><text:span text:style-name="T3">PAGO MONOTRIBUTO </text:span><text:span text:style-name="T2"><text:placeholder text:placeholder-type="text">&lt;recibo.mes_monotributo&gt;</text:placeholder></text:span></text:p>
            <text:p text:style-name="P7"><text:placeholder text:placeholder-type="text">&lt;/if&gt;</text:placeholder></text:p>
            <text:p text:style-name="P7"/>
            <text:p text:style-name="P34"><text:placeholder text:placeholder-type="text">&lt;if test="recibo.cobro_cuota"&gt;</text:placeholder></text:p>
            <text:p text:style-name="P3"><text:span text:style-name="T4">COBRO</text:span><text:span text:style-name="T3"> </text:span><text:span text:style-name="T4">CUOTA</text:span><text:span text:style-name="T3"> </text:span><text:span text:style-name="T2"><text:placeholder text:placeholder-type="text">&lt;recibo.mes_cuota&gt;</text:placeholder></text:span></text:p>
            <text:p text:style-name="P8"><text:placeholder text:placeholder-type="text">&lt;/if&gt;</text:placeholder></text:p>
            <text:p text:style-name="P8"/>
            <text:p text:style-name="P8"/>
            <text:p text:style-name="P14"><text:placeholder text:placeholder-type="text">&lt;for each="concepto in recibo.lineas_conceptos_recibo"&gt;</text:placeholder></text:p>
            <text:p text:style-name="P9"><text:placeholder text:placeholder-type="text">&lt;concepto.concepto&gt;</text:placeholder></text:p>
            <text:p text:style-name="P9"/>
            <text:p text:style-name="P9"><text:placeholder text:placeholder-type="text">&lt;/for&gt;</text:placeholder></text:p>
            <text:p text:style-name="P14"/>
            <text:p text:style-name="P8"/>
            <text:p text:style-name="P8"/>
            <text:p text:style-name="P13"/>
            <text:p text:style-name="P29"/>
            <text:p text:style-name="P30"/>
            <text:p text:style-name="P30"/>
            <text:p text:style-name="P30"/>
          </table:table-cell>
          <table:table-cell table:style-name="Recibo1.A4" table:number-columns-spanned="2" office:value-type="string">
            <text:p text:style-name="P36"><text:placeholder text:placeholder-type="text">&lt;formatLang(recibo.amount, recibo.party.lang,currency=recibo.currency)&gt;</text:placeholder></text:p>
            <text:p text:style-name="P37"><text:placeholder text:placeholder-type="text">&lt;if test="recibo.pago_monotributo"&gt;</text:placeholder><text:span text:style-name="T3"><text:s/></text:span><text:span text:style-name="T2"><text:placeholder text:placeholder-type="text">&lt;formatLang(recibo.valor_monotributo,recibo.party.lang, currency=recibo.currency)&gt;</text:placeholder></text:span><text:span text:style-name="T2"><text:placeholder text:placeholder-type="text">&lt;/if&gt;</text:placeholder></text:span></text:p>
            <text:p text:style-name="P52"/>
            <text:p text:style-name="P52"/>
            <text:p text:style-name="P16"><text:placeholder text:placeholder-type="text">&lt;for each="concepto in recibo.lineas_conceptos_recibo"&gt;</text:placeholder></text:p>
            <text:p text:style-name="P11"><text:placeholder text:placeholder-type="text">&lt;formatLang(concepto.valor, recibo.party.lang, currency=recibo.currency)&gt;</text:placeholder></text:p>
            <text:p text:style-name="P11"/>
            <text:p text:style-name="P24"><text:placeholder text:placeholder-type="text">&lt;/for&gt;</text:placeholder></text:p>
            <text:p text:style-name="P32"/>
          </table:table-cell>
          <table:covered-table-cell/>
          <table:table-cell table:style-name="Recibo1.A4" office:value-type="string">
            <text:p text:style-name="P27"/>
            <text:p text:style-name="P31"/>
            <text:p text:style-name="P31"/>
            <text:p text:style-name="P26"><text:span text:style-name="T2"><text:placeholder text:placeholder-type="text">&lt;if test="recibo.cobro_cuota"&gt;</text:placeholder></text:span><text:span text:style-name="T2"><text:placeholder text:placeholder-type="text">&lt;formatLang(recibo.valor_cuota,recibo.party.lang, currency=recibo.currency)&gt;</text:placeholder></text:span><text:span text:style-name="T2"><text:placeholder text:placeholder-type="text">&lt;/if&gt;</text:placeholder></text:span><text:span text:style-name="T3"><text:s/></text:span></text:p>
          </table:table-cell>
          <table:table-cell table:style-name="Recibo1.E1" office:value-type="string">
            <text:p text:style-name="P1"/>
          </table:table-cell>
          <table:table-cell table:style-name="Recibo1.A4" office:value-type="string">
            <text:p text:style-name="P90"><text:placeholder text:placeholder-type="text">&lt;concepto_liquidado&gt;</text:placeholder></text:p>
            <text:p text:style-name="P43"/>
            <text:p text:style-name="P43"><text:placeholder text:placeholder-type="text">&lt;if test="recibo.pago_monotributo"&gt;</text:placeholder></text:p>
            <text:p text:style-name="P87"><text:span text:style-name="T3">PAGO MONOTRIBUTO </text:span><text:span text:style-name="T2"><text:placeholder text:placeholder-type="text">&lt;recibo.mes_monotributo&gt;</text:placeholder></text:span></text:p>
            <text:p text:style-name="P90"><text:placeholder text:placeholder-type="text">&lt;/if&gt;</text:placeholder></text:p>
            <text:p text:style-name="P90"/>
            <text:p text:style-name="P90"/>
            <text:p text:style-name="P43"><text:placeholder text:placeholder-type="text">&lt;if test="recibo.cobro_cuota"&gt;</text:placeholder></text:p>
            <text:p text:style-name="P87"><text:span text:style-name="T4">COBRO</text:span><text:span text:style-name="T3"> </text:span><text:span text:style-name="T4">CUOTA</text:span><text:span text:style-name="T3"> </text:span><text:span text:style-name="T2"><text:placeholder text:placeholder-type="text">&lt;recibo.mes_cuota&gt;</text:placeholder></text:span></text:p>
            <text:p text:style-name="P90"><text:placeholder text:placeholder-type="text">&lt;/if&gt;</text:placeholder></text:p>
            <text:p text:style-name="P90"/>
            <text:p text:style-name="P90"/>
            <text:p text:style-name="P40"><text:placeholder text:placeholder-type="text">&lt;for each="concepto in recibo.lineas_conceptos_recibo"&gt;</text:placeholder></text:p>
            <text:p text:style-name="P90"><text:placeholder text:placeholder-type="text">&lt;concepto.concepto&gt;</text:placeholder></text:p>
            <text:p text:style-name="P90"/>
            <text:p text:style-name="P90"><text:placeholder text:placeholder-type="text">&lt;/for&gt;</text:placeholder></text:p>
            <text:p text:style-name="P40"/>
            <text:p text:style-name="P90"/>
            <text:p text:style-name="P5"/>
          </table:table-cell>
          <table:table-cell table:style-name="Recibo1.A4" table:number-columns-spanned="2" office:value-type="string">
            <text:p text:style-name="P36"><text:placeholder text:placeholder-type="text">&lt;formatLang(recibo.amount, recibo.party.lang,currency=recibo.currency)&gt;</text:placeholder></text:p>
            <text:p text:style-name="P37"><text:placeholder text:placeholder-type="text">&lt;if test="recibo.pago_monotributo"&gt;</text:placeholder><text:span text:style-name="T3"><text:s/></text:span><text:span text:style-name="T2"><text:placeholder text:placeholder-type="text">&lt;formatLang(recibo.valor_monotributo,recibo.party.lang, currency=recibo.currency)&gt;</text:placeholder></text:span><text:span text:style-name="T2"><text:placeholder text:placeholder-type="text">&lt;/if&gt;</text:placeholder></text:span></text:p>
            <text:p text:style-name="P52"/>
            <text:p text:style-name="P52"/>
            <text:p text:style-name="P16"><text:placeholder text:placeholder-type="text">&lt;for each="concepto in recibo.lineas_conceptos_recibo"&gt;</text:placeholder></text:p>
            <text:p text:style-name="P11"><text:placeholder text:placeholder-type="text">&lt;formatLang(concepto.valor, recibo.party.lang, currency=recibo.currency)&gt;</text:placeholder></text:p>
            <text:p text:style-name="P11"/>
            <text:p text:style-name="P24"><text:placeholder text:placeholder-type="text">&lt;/for&gt;</text:placeholder></text:p>
            <text:p text:style-name="P32"/>
          </table:table-cell>
          <table:covered-table-cell/>
          <table:table-cell table:style-name="Recibo1.A2" office:value-type="string">
            <text:p text:style-name="P27"/>
            <text:p text:style-name="P31"/>
            <text:p text:style-name="P31"/>
            <text:p text:style-name="P26"><text:span text:style-name="T2"><text:placeholder text:placeholder-type="text">&lt;if test="recibo.cobro_cuota"&gt;</text:placeholder></text:span><text:span text:style-name="T2"><text:placeholder text:placeholder-type="text">&lt;formatLang(recibo.valor_cuota,recibo.party.lang, currency=recibo.currency)&gt;</text:placeholder></text:span><text:span text:style-name="T2"><text:placeholder text:placeholder-type="text">&lt;/if&gt;</text:placeholder></text:span><text:span text:style-name="T3"><text:s/></text:span></text:p>
          </table:table-cell>
        </table:table-row>
        <table:table-row table:style-name="Recibo1.9">
          <table:table-cell table:style-name="Recibo1.A4" office:value-type="string">
            <text:p text:style-name="P70">SUBTOTAL</text:p>
          </table:table-cell>
          <table:table-cell table:style-name="Recibo1.A4" table:number-columns-spanned="2" office:value-type="string">
            <text:p text:style-name="P55"><text:placeholder text:placeholder-type="text">&lt;formatLang(recibo.total+recibo.valor_cuota, recibo.party.lang, currency=recibo.currency)&gt;</text:placeholder></text:p>
          </table:table-cell>
          <table:covered-table-cell/>
          <table:table-cell table:style-name="Recibo1.A4" office:value-type="string">
            <text:p text:style-name="P55"><text:placeholder text:placeholder-type="text">&lt;formatLang(recibo.valor_cuota, recibo.party.lang, currency=recibo.currency)&gt;</text:placeholder></text:p>
          </table:table-cell>
          <table:table-cell table:style-name="Recibo1.E1" office:value-type="string">
            <text:p text:style-name="P1"/>
          </table:table-cell>
          <table:table-cell table:style-name="Recibo1.A4" office:value-type="string">
            <text:p text:style-name="P70">SUBTOTAL</text:p>
          </table:table-cell>
          <table:table-cell table:style-name="Recibo1.A4" table:number-columns-spanned="2" office:value-type="string">
            <text:p text:style-name="P55"><text:placeholder text:placeholder-type="text">&lt;formatLang(recibo.total+recibo.valor_cuota, recibo.party.lang, currency=recibo.currency)&gt;</text:placeholder></text:p>
          </table:table-cell>
          <table:covered-table-cell/>
          <table:table-cell table:style-name="Recibo1.A2" office:value-type="string">
            <text:p text:style-name="P55"><text:placeholder text:placeholder-type="text">&lt;formatLang(recibo.valor_cuota, recibo.party.lang, currency=recibo.currency)&gt;</text:placeholder></text:p>
          </table:table-cell>
        </table:table-row>
        <table:table-row table:style-name="Recibo1.10">
          <table:table-cell table:style-name="Recibo1.A4" table:number-columns-spanned="3" office:value-type="string">
            <text:p text:style-name="P70">TOTAL</text:p>
          </table:table-cell>
          <table:covered-table-cell/>
          <table:covered-table-cell/>
          <table:table-cell table:style-name="Recibo1.A4" office:value-type="string">
            <text:p text:style-name="P55"><text:placeholder text:placeholder-type="text">&lt;formatLang(recibo.total, recibo.party.lang, currency=recibo.currency)&gt;</text:placeholder></text:p>
          </table:table-cell>
          <table:table-cell table:style-name="Recibo1.E1" office:value-type="string">
            <text:p text:style-name="P1"/>
          </table:table-cell>
          <table:table-cell table:style-name="Recibo1.A4" table:number-columns-spanned="3" office:value-type="string">
            <text:p text:style-name="P70">TOTAL</text:p>
          </table:table-cell>
          <table:covered-table-cell/>
          <table:covered-table-cell/>
          <table:table-cell table:style-name="Recibo1.A2" office:value-type="string">
            <text:p text:style-name="P55"><text:placeholder text:placeholder-type="text">&lt;formatLang(recibo.total, recibo.party.lang, currency=recibo.currency)&gt;</text:placeholder></text:p>
          </table:table-cell>
        </table:table-row>
        <table:table-row table:style-name="Recibo1.11">
          <table:table-cell table:style-name="Recibo1.A4" table:number-columns-spanned="4" office:value-type="string">
            <text:p text:style-name="P75">SON PESOS <text:span text:style-name="T17"><text:placeholder text:placeholder-type="text">&lt;recibo.total_en_letras&gt;</text:placeholder></text:span></text:p>
          </table:table-cell>
          <table:covered-table-cell/>
          <table:covered-table-cell/>
          <table:covered-table-cell/>
          <table:table-cell table:style-name="Recibo1.E1" office:value-type="string">
            <text:p text:style-name="P1"/>
          </table:table-cell>
          <table:table-cell table:style-name="Recibo1.A2" table:number-columns-spanned="4" office:value-type="string">
            <text:p text:style-name="P76">SON PESOS <text:span text:style-name="T17"><text:placeholder text:placeholder-type="text">&lt;recibo.total_en_letras&gt;</text:placeholder></text:span></text:p>
          </table:table-cell>
          <table:covered-table-cell/>
          <table:covered-table-cell/>
          <table:covered-table-cell/>
        </table:table-row>
        <table:table-row table:style-name="Recibo1.12">
          <table:table-cell table:style-name="Recibo1.A4" table:number-columns-spanned="4" office:value-type="string">
            <text:p text:style-name="P77">FECHA DE PAGO <text:s/><text:span text:style-name="T2"><text:placeholder text:placeholder-type="text">&lt;fecha_pago&gt;</text:placeholder></text:span></text:p>
          </table:table-cell>
          <table:covered-table-cell/>
          <table:covered-table-cell/>
          <table:covered-table-cell/>
          <table:table-cell table:style-name="Recibo1.E1" office:value-type="string">
            <text:p text:style-name="P1"/>
          </table:table-cell>
          <table:table-cell table:style-name="Recibo1.A2" table:number-columns-spanned="4" office:value-type="string">
            <text:p text:style-name="P77">FECHA DE PAGO <text:s/><text:span text:style-name="T2"><text:placeholder text:placeholder-type="text">&lt;fecha_pago&gt;</text:placeholder></text:span></text:p>
          </table:table-cell>
          <table:covered-table-cell/>
          <table:covered-table-cell/>
          <table:covered-table-cell/>
        </table:table-row>
        <table:table-row table:style-name="Recibo1.13">
          <table:table-cell table:style-name="Recibo1.A4" table:number-columns-spanned="4" office:value-type="string">
            <text:p text:style-name="P62"><text:placeholder text:placeholder-type="text">&lt;responsable_administrativo&gt;</text:placeholder></text:p>
            <text:p text:style-name="P63">Responsable Administrativo</text:p>
          </table:table-cell>
          <table:covered-table-cell/>
          <table:covered-table-cell/>
          <table:covered-table-cell/>
          <table:table-cell table:style-name="Recibo1.E1" office:value-type="string">
            <text:p text:style-name="P1"/>
          </table:table-cell>
          <table:table-cell table:style-name="Recibo1.A2" table:number-columns-spanned="4" office:value-type="string">
            <text:p text:style-name="P93"><text:span text:style-name="Line_20_numbering"><text:span text:style-name="T8"><text:placeholder text:placeholder-type="text">&lt;recibo.partner.last_name&gt;</text:placeholder></text:span></text:span><text:span text:style-name="Line_20_numbering"><text:span text:style-name="T8">, </text:span></text:span><text:span text:style-name="Line_20_numbering"><text:span text:style-name="T8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</table:table>
      <text:p text:style-name="P25"/>
      <text:p text:style-name="P2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style:register-true="tru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2cm" style:shadow="none" style:register-truth-ref-style-name="List_20_Heading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499cm" fo:margin-bottom="0.499cm" fo:margin-left="0.7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Recibo"/>
    <style:master-page style:name="Recibo" style:page-layout-name="Mpm2" style:next-style-name="Landscape"/>
    <style:master-page style:name="Endnote" style:page-layout-name="Mpm3"/>
    <style:master-page style:name="Landsca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5T00:33:06.331740184</meta:creation-date>
    <meta:editing-duration>PT12H40M10S</meta:editing-duration>
    <meta:editing-cycles>128</meta:editing-cycles>
    <meta:generator>LibreOffice/5.4.0.3$Linux_X86_64 LibreOffice_project/40m0$Build-3</meta:generator>
    <dc:date>2018-03-16T11:16:16.724871750</dc:date>
    <meta:document-statistic meta:table-count="1" meta:image-count="0" meta:object-count="0" meta:page-count="2" meta:paragraph-count="97" meta:word-count="216" meta:character-count="3865" meta:non-whitespace-character-count="3113"/>
  </office:meta>
</office:document-meta>
</file>